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oto Sans Devanagari1" svg:font-family="'Noto Sans Devanagari'" style:font-family-generic="swiss"/>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Text_20_body">
      <style:text-properties style:font-name="arial" fo:font-size="12pt" style:text-underline-style="solid" style:text-underline-width="auto" style:text-underline-color="font-color" style:font-size-asian="12pt" style:font-size-complex="12pt"/>
    </style:style>
    <style:style style:name="P2" style:family="paragraph" style:parent-style-name="Text_20_body">
      <style:text-properties style:font-name="arial" fo:font-size="12pt" style:font-size-asian="12pt" style:font-size-complex="12pt"/>
    </style:style>
    <style:style style:name="P3" style:family="paragraph" style:parent-style-name="Text_20_body">
      <style:text-properties style:font-name="arial" fo:font-size="12pt" officeooo:rsid="002abbb7" officeooo:paragraph-rsid="002abbb7" style:font-size-asian="12pt" style:font-size-complex="12pt"/>
    </style:style>
    <style:style style:name="P4" style:family="paragraph" style:parent-style-name="Text_20_body">
      <style:text-properties style:font-name="arial" fo:font-size="12pt" officeooo:rsid="0049bda0" officeooo:paragraph-rsid="0049bda0" style:font-size-asian="12pt" style:font-size-complex="12pt"/>
    </style:style>
    <style:style style:name="P5" style:family="paragraph" style:parent-style-name="Text_20_body">
      <style:text-properties style:font-name="arial" fo:font-size="12pt" fo:font-weight="normal" officeooo:rsid="002938f3" officeooo:paragraph-rsid="002938f3" fo:background-color="#ffff00" style:font-size-asian="12pt" style:font-weight-asian="normal" style:font-size-complex="12pt" style:font-weight-complex="normal"/>
    </style:style>
    <style:style style:name="P6" style:family="paragraph" style:parent-style-name="Text_20_body">
      <style:text-properties style:font-name="arial" fo:font-size="12pt" officeooo:rsid="00315b8c" officeooo:paragraph-rsid="00315b8c" fo:background-color="#ffff00" style:font-size-asian="12pt" style:font-size-complex="12pt"/>
    </style:style>
    <style:style style:name="P7" style:family="paragraph" style:parent-style-name="Text_20_body">
      <style:text-properties style:font-name="arial" fo:font-size="12pt" officeooo:rsid="0032144a" officeooo:paragraph-rsid="0032144a" fo:background-color="#ffff00" style:font-size-asian="12pt" style:font-size-complex="12pt"/>
    </style:style>
    <style:style style:name="P8" style:family="paragraph" style:parent-style-name="Text_20_body">
      <style:text-properties style:font-name="arial" fo:font-size="12pt" officeooo:rsid="0036c0e8" officeooo:paragraph-rsid="0036c0e8" fo:background-color="#ffff00" style:font-size-asian="12pt" style:font-size-complex="12pt"/>
    </style:style>
    <style:style style:name="P9" style:family="paragraph" style:parent-style-name="Text_20_body" style:list-style-name="L1">
      <style:text-properties style:font-name="arial" fo:font-size="12pt" officeooo:rsid="0036c0e8" officeooo:paragraph-rsid="0036c0e8" fo:background-color="#ffff00" style:font-size-asian="12pt" style:font-size-complex="12pt"/>
    </style:style>
    <style:style style:name="P10" style:family="paragraph" style:parent-style-name="Text_20_body">
      <style:text-properties style:font-name="arial" fo:font-size="12pt" officeooo:rsid="0038e1ab" officeooo:paragraph-rsid="0038e1ab" fo:background-color="#ffff00" style:font-size-asian="12pt" style:font-size-complex="12pt"/>
    </style:style>
    <style:style style:name="P11" style:family="paragraph" style:parent-style-name="Text_20_body">
      <style:text-properties style:font-name="arial" fo:font-size="12pt" officeooo:rsid="0038e1ab" officeooo:paragraph-rsid="003bd605" fo:background-color="#ffff00" style:font-size-asian="12pt" style:font-size-complex="12pt"/>
    </style:style>
    <style:style style:name="P12" style:family="paragraph" style:parent-style-name="Text_20_body" style:list-style-name="L2">
      <style:text-properties style:font-name="arial" fo:font-size="12pt" officeooo:rsid="0038e1ab" officeooo:paragraph-rsid="003bd605" fo:background-color="#ffff00" style:font-size-asian="12pt" style:font-size-complex="12pt"/>
    </style:style>
    <style:style style:name="P13" style:family="paragraph" style:parent-style-name="Text_20_body" style:list-style-name="L2">
      <style:text-properties style:font-name="arial" fo:font-size="12pt" officeooo:rsid="003be57e" officeooo:paragraph-rsid="003be57e" fo:background-color="#ffff00" style:font-size-asian="12pt" style:font-size-complex="12pt"/>
    </style:style>
    <style:style style:name="P14" style:family="paragraph" style:parent-style-name="Text_20_body" style:list-style-name="L2">
      <style:text-properties style:font-name="arial" fo:font-size="12pt" officeooo:rsid="003c7d23" officeooo:paragraph-rsid="003c7d23" fo:background-color="#ffff00" style:font-size-asian="12pt" style:font-size-complex="12pt"/>
    </style:style>
    <style:style style:name="P15" style:family="paragraph" style:parent-style-name="Text_20_body">
      <style:text-properties style:font-name="arial" fo:font-size="12pt" officeooo:rsid="00431a81" officeooo:paragraph-rsid="00431a81" fo:background-color="#ffff00" style:font-size-asian="12pt" style:font-size-complex="12pt"/>
    </style:style>
    <style:style style:name="P16" style:family="paragraph" style:parent-style-name="Text_20_body">
      <style:text-properties style:font-name="arial" fo:font-size="12pt" officeooo:rsid="00442f76" officeooo:paragraph-rsid="00442f76" fo:background-color="#ffff00" style:font-size-asian="12pt" style:font-size-complex="12pt"/>
    </style:style>
    <style:style style:name="P17" style:family="paragraph" style:parent-style-name="Text_20_body">
      <style:text-properties style:font-name="arial" fo:font-size="12pt" officeooo:rsid="0046fd84" officeooo:paragraph-rsid="0046fd84" fo:background-color="#ffff00" style:font-size-asian="12pt" style:font-size-complex="12pt"/>
    </style:style>
    <style:style style:name="P18" style:family="paragraph" style:parent-style-name="Text_20_body">
      <style:text-properties style:font-name="arial" fo:font-size="12pt" officeooo:rsid="00471f10" officeooo:paragraph-rsid="00471f10" fo:background-color="#ffff00" style:font-size-asian="12pt" style:font-size-complex="12pt"/>
    </style:style>
    <style:style style:name="P19" style:family="paragraph" style:parent-style-name="Text_20_body">
      <style:text-properties style:font-name="arial" fo:font-size="12pt" officeooo:rsid="004805a8" officeooo:paragraph-rsid="004805a8" fo:background-color="#ffff00" style:font-size-asian="12pt" style:font-size-complex="12pt"/>
    </style:style>
    <style:style style:name="P20" style:family="paragraph" style:parent-style-name="Text_20_body">
      <style:text-properties style:font-name="arial" fo:font-size="12pt" officeooo:rsid="00515882" officeooo:paragraph-rsid="00515882" fo:background-color="#ffff00" style:font-size-asian="12pt" style:font-size-complex="12pt"/>
    </style:style>
    <style:style style:name="P21" style:family="paragraph" style:parent-style-name="Text_20_body" style:list-style-name="L1">
      <style:text-properties officeooo:paragraph-rsid="0036c0e8" fo:background-color="#ffff00"/>
    </style:style>
    <style:style style:name="P22" style:family="paragraph" style:parent-style-name="Standard">
      <style:text-properties style:font-name="arial" fo:font-size="12pt" style:font-size-asian="12pt" style:font-size-complex="12pt"/>
    </style:style>
    <style:style style:name="P23" style:family="paragraph" style:parent-style-name="Heading_20_2">
      <style:text-properties style:font-name="arial" fo:font-size="12pt" style:font-size-asian="12pt" style:font-size-complex="12pt"/>
    </style:style>
    <style:style style:name="T1" style:family="text">
      <style:text-properties fo:font-weight="bold"/>
    </style:style>
    <style:style style:name="T2" style:family="text">
      <style:text-properties fo:font-weight="normal" fo:background-color="#ffff00" loext:char-shading-value="0" style:font-weight-asian="normal" style:font-weight-complex="normal"/>
    </style:style>
    <style:style style:name="T3" style:family="text">
      <style:text-properties fo:font-weight="normal" officeooo:rsid="002c429f" fo:background-color="#ffff00" loext:char-shading-value="0" style:font-weight-asian="normal" style:font-weight-complex="normal"/>
    </style:style>
    <style:style style:name="T4" style:family="text">
      <style:text-properties officeooo:rsid="0033bbbb"/>
    </style:style>
    <style:style style:name="T5" style:family="text">
      <style:text-properties style:font-name="arial"/>
    </style:style>
    <style:style style:name="T6" style:family="text">
      <style:text-properties style:font-name="arial" fo:font-size="12pt" officeooo:rsid="0036c0e8" style:font-size-asian="12pt" style:font-size-complex="12pt"/>
    </style:style>
    <style:style style:name="T7" style:family="text">
      <style:text-properties officeooo:rsid="003ba352"/>
    </style:style>
    <style:style style:name="T8" style:family="text">
      <style:text-properties fo:background-color="#ffff00" loext:char-shading-value="0"/>
    </style:style>
    <style:style style:name="T9" style:family="text">
      <style:text-properties officeooo:rsid="0052c020"/>
    </style:style>
    <style:style style:name="T10" style:family="text">
      <style:text-properties officeooo:rsid="005857d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3" text:outline-level="2"><text:bookmark text:name=":1fo"/>Mission expert Splunk</text:h>
      <text:p text:style-name="P22"/>
      <text:p text:style-name="P1">Contexte :</text:p>
      <text:p text:style-name="P2">Faire face aux incidents et résoudre les problèmes rapidement, souvent sous pression, afin de rétablir les services normaux. Le rôle impliquera de faire partie d'une rotation de quart et du travail de fin de semaine. Ils veilleront également à la cohérence globale des plates-formes Splunk, WW.</text:p>
      <text:p text:style-name="P2"/>
      <text:p text:style-name="P2">Expérience en Production :</text:p>
      <text:p text:style-name="P2">- Système d'exploitation Linux - Connaissance approfondie</text:p>
      <text:p text:style-name="P2">- Bonne compréhension générale de l'infrastructure globale, des pare-feu, des réseaux et des considérations dans ces domaines.</text:p>
      <text:p text:style-name="P2">- Réseaux : bonne compréhension des principes de réseau et connaissance pratique des technologies d'équilibrage de charge.</text:p>
      <text:p text:style-name="P5"><text:span text:style-name="T10">Eqi</text:span>uilibrage de charge (Load Balancing)</text:p>
      <text:p text:style-name="P3"><text:span text:style-name="T2">Pour distribuer un travail entre plusieurs servers </text:span><text:span text:style-name="T3">et augmenter au maximum la performance et l’éfficacité.</text:span></text:p>
      <text:p text:style-name="P2">- Surveillance - Expérience de la gestion d’outils de surveillance modernes (AIOPS)</text:p>
      <text:p text:style-name="P6">AIOPS (artificial intelligence for IT operations)</text:p>
      <text:p text:style-name="P7">Intelligence articielle dédiée aux oprations informatiques <text:span text:style-name="T4">est un terme générique qui utilise BigData, Apprentissage machine et d’autres technologies d’intelligence articielle . </text:span></text:p>
      <text:p text:style-name="P8">Les 3 avantages:</text:p>
      <text:list xml:id="list507496384" text:style-name="L1">
        <text:list-item>
          <text:p text:style-name="P21"><text:span text:style-name="T6">Automatisation des </text:span><text:span text:style-name="T5">tâches</text:span><text:span text:style-name="T6"> de routine </text:span></text:p>
        </text:list-item>
        <text:list-item>
          <text:p text:style-name="P9">Détection plus rapide et plus précise </text:p>
        </text:list-item>
        <text:list-item>
          <text:p text:style-name="P9">Interactions simplifiées entre les groupes et équipes de datacenter</text:p>
        </text:list-item>
      </text:list>
      <text:p text:style-name="P2">- Connaissance de Devops - Compatible, BMC BladeLogic (à utiliser, mais toujours utilisé dans la zone de production Splunk / Xpolog), JFrog Artifactory, Jenkins, Sonar, Gitlab / BitBucket.</text:p>
      <text:p text:style-name="P10">Devops vise à l’unification de Développement logiciel et de Administration des infrastructures informatiques.</text:p>
      <text:p text:style-name="P11"><text:span text:style-name="T7">BMC software édite des logiciels pour </text:span></text:p>
      <text:list xml:id="list1440609935" text:style-name="L2">
        <text:list-item>
          <text:p text:style-name="P12"><text:span text:style-name="T7">la gestion des services informatiques</text:span></text:p>
        </text:list-item>
        <text:list-item>
          <text:p text:style-name="P13">l’automatisation de centre des traitements des données</text:p>
        </text:list-item>
        <text:list-item>
          <text:p text:style-name="P14"><text:soft-page-break/>la gestion de performance</text:p>
        </text:list-item>
        <text:list-item>
          <text:p text:style-name="P14">la gestion de cycle de vie de virtualisation </text:p>
        </text:list-item>
        <text:list-item>
          <text:p text:style-name="P14">la gestion de cloud computing</text:p>
        </text:list-item>
      </text:list>
      <text:p text:style-name="P15">BladeLogic : Acheté par BMC 04/2008, une société des logiciel Data Centre Automation.</text:p>
      <text:p text:style-name="P16">Xpolog : plateforme de gestion des logs </text:p>
      <text:p text:style-name="P17">Jfrog : société pour Universal Artifact Management for Devops Acceleration </text:p>
      <text:p text:style-name="P18">Artifactory : un produit de Jfrog pour Universal Repository Manager (Github)</text:p>
      <text:p text:style-name="P19">Jenkins: logiciel d’intégration continue</text:p>
      <text:p text:style-name="P4"><text:span text:style-name="T8">BitBucket: Web service pour version control repository</text:span></text:p>
      <text:p text:style-name="P2">- Données -<text:span text:style-name="T1">Forte expérience de Splunk.</text:span></text:p>
      <text:p text:style-name="P2">- Aptitudes analytiques - Aptitude à analyser avec précision les données relatives aux incidents, à rechercher les dépendances et à évaluer les domaines pouvant être améliorés, ainsi que les actions visant à automatiser la résolution.</text:p>
      <text:p text:style-name="P2">- Compréhension de Kubernetes.</text:p>
      <text:p text:style-name="P20">Kubernetes, comme AWS ECS (Elastic Container Service), <text:span text:style-name="T9">une plateforme pour automatiser le déploiement, la montée en charge et la mise en œuvre de conteneurs d’applications sur des clusters de serveurs. </text:span></text:p>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oto Sans Devanagari1" svg:font-family="'Noto Sans Devanagari'" style:font-family-generic="swiss"/>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DejaVu Sans"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DejaVu Sans"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DejaVu Sans" style:font-family-asian="'DejaVu Sans'" style:font-family-generic-asian="system" style:font-pitch-asian="variable" style:font-size-asian="18pt" style:font-weight-asian="bold" style:font-name-complex="Noto Sans Devanagari" style:font-family-complex="'Noto Sans Devanagari'"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30T11:45:53.769387253</meta:creation-date>
    <meta:generator>LibreOffice/6.1.5.2$Linux_X86_64 LibreOffice_project/10$Build-2</meta:generator>
    <dc:date>2019-08-30T13:08:05.057553463</dc:date>
    <meta:editing-duration>PT1H11M45S</meta:editing-duration>
    <meta:editing-cycles>35</meta:editing-cycles>
    <meta:document-statistic meta:table-count="0" meta:image-count="0" meta:object-count="0" meta:page-count="2" meta:paragraph-count="34" meta:word-count="389" meta:character-count="2676" meta:non-whitespace-character-count="2321"/>
  </office:meta>
</office:document-meta>
</file>